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</style:style>
    <style:style style:name="P2" style:family="paragraph" style:parent-style-name="normal">
      <style:paragraph-properties fo:text-align="center" style:justify-single-word="false"/>
      <style:text-properties fo:font-size="21pt" fo:font-weight="bold" style:font-size-asian="21pt" style:font-weight-asian="bold" style:font-size-complex="21pt"/>
    </style:style>
    <style:style style:name="P3" style:family="paragraph" style:parent-style-name="normal">
      <style:text-properties fo:font-size="13pt" style:font-size-asian="13pt" style:font-size-complex="13pt"/>
    </style:style>
    <style:style style:name="T1" style:family="text">
      <style:text-properties fo:font-size="21pt" fo:font-weight="bold" style:font-size-asian="21pt" style:font-weight-asian="bold" style:font-size-complex="21pt"/>
    </style:style>
    <style:style style:name="T2" style:family="text">
      <style:text-properties fo:font-size="21pt" fo:font-weight="normal" style:font-size-asian="21pt" style:font-weight-asian="normal" style:font-size-complex="21pt" style:font-weight-complex="normal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text:span text:style-name="T2">Titre : Affichage Theme Choisit</text:span></text:p>
      <text:p text:style-name="P2"/>
      <text:p text:style-name="P2"/>
      <text:p text:style-name="normal"><text:span text:style-name="T3">Déclaration des variables : </text:span></text:p>
      <text:p text:style-name="normal"><text:span text:style-name="T4">NumTheme : entier // variable reçue par la fonction <text:s/></text:span></text:p>
      <text:p text:style-name="normal"/>
      <text:p text:style-name="P3"><text:span text:style-name="T6">Debut</text:span></text:p>
      <text:p text:style-name="P3"><text:span text:style-name="T6"/></text:p>
      <text:p text:style-name="normal"><text:tab/>Change(NumTheme) </text:p>
      <text:p text:style-name="normal"><text:tab/><text:tab/>case 1:</text:p>
      <text:p text:style-name="normal"><text:tab/><text:tab/><text:tab/>ecrire("Vous avez choisit le theme : ANIME\n\n");</text:p>
      <text:p text:style-name="normal"><text:tab/><text:tab/><text:tab/>Fin Cas 2 </text:p>
      <text:p text:style-name="normal"><text:tab/><text:tab/>case 2:</text:p>
      <text:p text:style-name="normal"><text:tab/><text:tab/><text:tab/>ecrire("Vous avez choisit le theme : RAP\n\n");</text:p>
      <text:p text:style-name="normal"><text:tab/><text:tab/><text:tab/>Fin Cas 2 </text:p>
      <text:p text:style-name="normal"><text:tab/><text:tab/>case 3:</text:p>
      <text:p text:style-name="normal"><text:tab/><text:tab/><text:tab/>ecrire("Vous avez choisit le theme : CINEMA\n\n");</text:p>
      <text:p text:style-name="normal"><text:tab/><text:tab/><text:tab/>Fin Cas 3 </text:p>
      <text:p text:style-name="normal"><text:tab/><text:tab/>case 4:</text:p>
      <text:p text:style-name="normal"><text:tab/><text:tab/><text:tab/>ecrire("Vous avez choisit le theme : JEUX VIDEO\n\n");</text:p>
      <text:p text:style-name="normal"><text:tab/><text:tab/><text:tab/>Fin Cas 4 </text:p>
      <text:p text:style-name="normal"><text:tab/><text:tab/>autre :</text:p>
      <text:p text:style-name="normal"><text:tab/><text:tab/><text:tab/>ecrire("Vous n'avez pris aucun theme\n\n");</text:p>
      <text:p text:style-name="normal"><text:tab/><text:tab/><text:tab/>Fin autre</text:p>
      <text:p text:style-name="normal"><text:s text:c="12"/>Fin Change</text:p>
      <text:p text:style-name="normal"><text:tab/></text:p>
      <text:p text:style-name="normal"><text:tab/>retourner NumTheme;</text:p>
      <text:p text:style-name="P3"><text:span text:style-name="T6">Fin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20:29:52.732000000</dc:date>
    <meta:editing-duration>PT48S</meta:editing-duration>
    <meta:editing-cycles>1</meta:editing-cycles>
    <meta:document-statistic meta:table-count="0" meta:image-count="0" meta:object-count="0" meta:page-count="1" meta:paragraph-count="24" meta:word-count="83" meta:character-count="549" meta:non-whitespace-character-count="425"/>
    <meta:generator>LibreOffice/7.4.1.2$Windows_X86_64 LibreOffice_project/3c58a8f3a960df8bc8fd77b461821e42c061c5f0</meta:generator>
  </office:meta>
</office:document-meta>
</file>